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Dunnings" style:family="table">
      <style:table-properties style:width="175.9mm" table:align="margins"/>
    </style:style>
    <style:style style:name="Dunnings.A" style:family="table-column">
      <style:table-column-properties style:column-width="35.17mm" style:rel-column-width="13107*"/>
    </style:style>
    <style:style style:name="Dunnings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Dunnings.E1" style:family="table-cell">
      <style:table-cell-properties fo:background-color="#cccccc" fo:padding="0.97mm" fo:border="0.05pt solid #000000">
        <style:background-image/>
      </style:table-cell-properties>
    </style:style>
    <style:style style:name="Dunnings.A2" style:family="table-cell">
      <style:table-cell-properties fo:padding="0.97mm" fo:border-left="0.05pt solid #000000" fo:border-right="0.05pt solid #000000" fo:border-top="none" fo:border-bottom="0.05pt solid #000000"/>
    </style:style>
    <style:style style:name="Dunnings.A3" style:family="table-cell">
      <style:table-cell-properties fo:padding="0.97mm" fo:border-left="0.05pt solid #000000" fo:border-right="none" fo:border-top="none" fo:border-bottom="0.05pt solid #000000"/>
    </style:style>
    <style:style style:name="Dunnings.B3" style:family="table-cell">
      <style:table-cell-properties fo:padding="0.97mm" fo:border-left="0.05pt solid #000000" fo:border-right="none" fo:border-top="none" fo:border-bottom="0.05pt solid #000000"/>
    </style:style>
    <style:style style:name="Dunnings.C3" style:family="table-cell">
      <style:table-cell-properties fo:padding="0.97mm" fo:border-left="0.05pt solid #000000" fo:border-right="none" fo:border-top="none" fo:border-bottom="0.05pt solid #000000"/>
    </style:style>
    <style:style style:name="Dunnings.D3" style:family="table-cell">
      <style:table-cell-properties fo:padding="0.97mm" fo:border-left="0.05pt solid #000000" fo:border-right="none" fo:border-top="none" fo:border-bottom="0.05pt solid #000000"/>
    </style:style>
    <style:style style:name="Dunnings.E3" style:family="table-cell">
      <style:table-cell-properties fo:padding="0.97mm" fo:border-left="0.05pt solid #000000" fo:border-right="0.05pt solid #000000" fo:border-top="none" fo:border-bottom="0.05pt solid #000000"/>
    </style:style>
    <style:style style:name="Dunnings.A4" style:family="table-cell">
      <style:table-cell-properties fo:padding="0.97mm" fo:border-left="0.05pt solid #000000" fo:border-right="0.05pt solid #000000" fo:border-top="none" fo:border-bottom="0.05pt solid #000000"/>
    </style:style>
    <style:style style:name="Payments" style:family="table">
      <style:table-properties style:width="105.83mm" fo:margin-left="70.22mm" fo:margin-top="2.12mm" fo:margin-bottom="0mm" table:align="left"/>
    </style:style>
    <style:style style:name="Payments.A" style:family="table-column">
      <style:table-column-properties style:column-width="61.12mm"/>
    </style:style>
    <style:style style:name="Payments.B" style:family="table-column">
      <style:table-column-properties style:column-width="44.71mm"/>
    </style:style>
    <style:style style:name="Payments.A1" style:family="table-cell">
      <style:table-cell-properties fo:background-color="#cccccc" fo:padding="0.97mm" fo:border="0.05pt solid #000000">
        <style:background-image/>
      </style:table-cell-properties>
    </style:style>
    <style:style style:name="Payments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Payments.B2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ayments.A3" style:family="table-cell">
      <style:table-cell-properties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ayments.A4" style:family="table-cell">
      <style:table-cell-properties fo:padding="0.97mm" fo:border-left="0.05pt solid #000000" fo:border-right="none" fo:border-top="none" fo:border-bottom="0.05pt solid #000000"/>
    </style:style>
    <style:style style:name="Payments.B4" style:family="table-cell">
      <style:table-cell-properties fo:padding="0.97mm" fo:border-left="0.05pt solid #000000" fo:border-right="0.05pt solid #000000" fo:border-top="none" fo:border-bottom="0.05pt solid #000000"/>
    </style:style>
    <style:style style:name="Payments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style:font-name="Liberation Sans1" fo:font-size="12pt" officeooo:paragraph-rsid="002b6ba1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style:font-name="Liberation Sans1" officeooo:paragraph-rsid="00282494"/>
    </style:style>
    <style:style style:name="P4" style:family="paragraph" style:parent-style-name="Standard">
      <style:paragraph-properties fo:break-before="page"/>
      <style:text-properties style:font-name="Liberation Sans1" officeooo:paragraph-rsid="00119c30"/>
    </style:style>
    <style:style style:name="P5" style:family="paragraph" style:parent-style-name="Text_20_body">
      <style:text-properties style:font-name="Liberation Sans1" officeooo:paragraph-rsid="00119c30"/>
    </style:style>
    <style:style style:name="P6" style:family="paragraph" style:parent-style-name="Text_20_body">
      <style:paragraph-properties fo:text-align="start" style:justify-single-word="false"/>
      <style:text-properties style:font-name="Liberation Serif1" officeooo:rsid="0015662a" officeooo:paragraph-rsid="0015662a"/>
    </style:style>
    <style:style style:name="P7" style:family="paragraph" style:parent-style-name="Text_20_body">
      <style:paragraph-properties fo:text-align="start" style:justify-single-word="false"/>
      <style:text-properties style:font-name="Liberation Serif1" officeooo:rsid="0015662a" officeooo:paragraph-rsid="0036175f"/>
    </style:style>
    <style:style style:name="P8" style:family="paragraph" style:parent-style-name="Text_20_body">
      <style:paragraph-properties fo:text-align="start" style:justify-single-word="false"/>
      <style:text-properties style:font-name="Liberation Serif1" officeooo:rsid="002fe6dc" officeooo:paragraph-rsid="0036175f"/>
    </style:style>
    <style:style style:name="P9" style:family="paragraph" style:parent-style-name="Text_20_body">
      <style:paragraph-properties fo:text-align="start" style:justify-single-word="false"/>
      <style:text-properties style:font-name="Liberation Serif1" officeooo:paragraph-rsid="0015662a"/>
    </style:style>
    <style:style style:name="P10" style:family="paragraph" style:parent-style-name="Text_20_body">
      <style:paragraph-properties fo:margin-left="112.8mm" fo:margin-right="0mm" fo:margin-top="0mm" fo:margin-bottom="0mm" loext:contextual-spacing="false" fo:text-align="start" style:justify-single-word="false" fo:text-indent="0mm" style:auto-text-indent="false" fo:break-before="page"/>
      <style:text-properties style:font-name="Liberation Sans1" officeooo:paragraph-rsid="00119c30"/>
    </style:style>
    <style:style style:name="P11" style:family="paragraph" style:parent-style-name="Text_20_body">
      <style:paragraph-properties fo:margin-left="112.8mm" fo:margin-right="0mm" fo:margin-top="0mm" fo:margin-bottom="0mm" loext:contextual-spacing="false" fo:text-align="start" style:justify-single-word="false" fo:text-indent="0mm" style:auto-text-indent="false"/>
      <style:text-properties style:font-name="Liberation Sans1" officeooo:paragraph-rsid="00119c30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1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1" officeooo:paragraph-rsid="0019d714"/>
    </style:style>
    <style:style style:name="P14" style:family="paragraph" style:parent-style-name="Table_20_Contents">
      <style:paragraph-properties fo:text-align="end" style:justify-single-word="false"/>
      <style:text-properties style:font-name="Liberation Serif1"/>
    </style:style>
    <style:style style:name="P15" style:family="paragraph" style:parent-style-name="Table_20_Contents">
      <style:paragraph-properties fo:text-align="end" style:justify-single-word="false"/>
      <style:text-properties style:font-name="Liberation Serif1" officeooo:paragraph-rsid="001f0d89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17" style:family="paragraph" style:parent-style-name="Table_20_Heading">
      <style:text-properties officeooo:rsid="001792fb" officeooo:paragraph-rsid="0019d714"/>
    </style:style>
    <style:style style:name="P18" style:family="paragraph" style:parent-style-name="Table_20_Heading">
      <style:text-properties officeooo:rsid="001792fb" officeooo:paragraph-rsid="001792fb"/>
    </style:style>
    <style:style style:name="P19" style:family="paragraph" style:parent-style-name="Table_20_Heading">
      <style:text-properties officeooo:rsid="001688a0" officeooo:paragraph-rsid="0019d714"/>
    </style:style>
    <style:style style:name="P20" style:family="paragraph" style:parent-style-name="Table_20_Heading">
      <style:text-properties officeooo:rsid="001688a0" officeooo:paragraph-rsid="001688a0"/>
    </style:style>
    <style:style style:name="P21" style:family="paragraph" style:parent-style-name="Table_20_Heading">
      <style:text-properties officeooo:rsid="001c41fe" officeooo:paragraph-rsid="001c41fe"/>
    </style:style>
    <style:style style:name="P22" style:family="paragraph" style:parent-style-name="Table_20_Heading">
      <style:paragraph-properties fo:margin-top="0mm" fo:margin-bottom="2.12mm" loext:contextual-spacing="false" fo:text-align="center" style:justify-single-word="false"/>
      <style:text-properties officeooo:rsid="001c41fe" officeooo:paragraph-rsid="001c41fe"/>
    </style:style>
    <style:style style:name="P23" style:family="paragraph" style:parent-style-name="Heading_20_1">
      <style:paragraph-properties fo:text-align="center" style:justify-single-word="false"/>
      <style:text-properties style:font-name="Liberation Serif1" officeooo:rsid="0015662a" officeooo:paragraph-rsid="0015662a"/>
    </style:style>
    <style:style style:name="T1" style:family="text">
      <style:text-properties officeooo:rsid="0015662a"/>
    </style:style>
    <style:style style:name="T2" style:family="text">
      <style:text-properties officeooo:rsid="0030298f"/>
    </style:style>
    <style:style style:name="T3" style:family="text">
      <style:text-properties officeooo:rsid="0039f8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party, letter in letters.items()"&gt;</text:placeholder></text:p>
      <text:p text:style-name="P10"><text:placeholder text:placeholder-type="text">&lt;set_lang(party.lang.code if party.lang else 'en_US')&gt;</text:placeholder><text:placeholder text:placeholder-type="text">&lt;if test="party.addresses"&gt;</text:placeholder></text:p>
      <text:p text:style-name="P11"><text:placeholder text:placeholder-type="text">&lt;for each="line in party.address_get().full_address.splitlines()"&gt;</text:placeholder></text:p>
      <text:p text:style-name="P11"><text:placeholder text:placeholder-type="text">&lt;line&gt;</text:placeholder></text:p>
      <text:p text:style-name="P11"><text:placeholder text:placeholder-type="text">&lt;/for&gt;</text:placeholder></text:p>
      <text:p text:style-name="P11"><text:placeholder text:placeholder-type="text">&lt;/if&gt;</text:placeholder></text:p>
      <text:p text:style-name="P23">Reminder Notice</text:p>
      <text:p text:style-name="P9"><text:span text:style-name="T1">Date: </text:span><text:span text:style-name="T1"><text:placeholder text:placeholder-type="text">&lt;format_date(today, party.lang)&gt;</text:placeholder></text:span></text:p>
      <text:p text:style-name="P7"><text:placeholder text:placeholder-type="text">&lt;if test="letter.fees"&gt;</text:placeholder></text:p>
      <text:p text:style-name="P8"><text:span text:style-name="T3">Fees: </text:span><text:placeholder text:placeholder-type="text">&lt;', '.join(format_currency(amount, party.lang, cur) for cur, amount in letter.fees.iteritems())&gt;</text:placeholder></text:p>
      <text:p text:style-name="P7"><text:placeholder text:placeholder-type="text">&lt;/if&gt;</text:placeholder></text:p>
      <table:table table:name="Dunnings" table:style-name="Dunnings">
        <table:table-column table:style-name="Dunnings.A" table:number-columns-repeated="5"/>
        <table:table-header-rows>
          <table:table-row>
            <table:table-cell table:style-name="Dunnings.A1" office:value-type="string">
              <text:p text:style-name="P17">Description</text:p>
            </table:table-cell>
            <table:table-cell table:style-name="Dunnings.A1" office:value-type="string">
              <text:p text:style-name="P19">Reference</text:p>
            </table:table-cell>
            <table:table-cell table:style-name="Dunnings.A1" office:value-type="string">
              <text:p text:style-name="P20">Date</text:p>
            </table:table-cell>
            <table:table-cell table:style-name="Dunnings.A1" office:value-type="string">
              <text:p text:style-name="P20">Amount</text:p>
            </table:table-cell>
            <table:table-cell table:style-name="Dunnings.E1" office:value-type="string">
              <text:p text:style-name="P18">Due Date</text:p>
            </table:table-cell>
          </table:table-row>
        </table:table-header-rows>
        <table:table-row>
          <table:table-cell table:style-name="Dunnings.A2" table:number-columns-spanned="5" office:value-type="string">
            <text:p text:style-name="P12"><text:placeholder text:placeholder-type="text">&lt;for each="dunning in letter.dunning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unnings.A3" office:value-type="string">
            <text:p text:style-name="P13"><text:placeholder text:placeholder-type="text">&lt;dunning.line.description if dunning.line else ''&gt;</text:placeholder></text:p>
          </table:table-cell>
          <table:table-cell table:style-name="Dunnings.B3" office:value-type="string">
            <text:p text:style-name="P13"><text:placeholder text:placeholder-type="text">&lt;dunning.line.origin.rec_name if dunning.line and dunning.line.origin else ''&gt;</text:placeholder></text:p>
          </table:table-cell>
          <table:table-cell table:style-name="Dunnings.C3" office:value-type="string">
            <text:p text:style-name="P16"><text:placeholder text:placeholder-type="text">&lt;format_date(dunning.line.date, party.lang) if dunning.line else ''&gt;</text:placeholder></text:p>
          </table:table-cell>
          <table:table-cell table:style-name="Dunnings.D3" office:value-type="string">
            <text:p text:style-name="P14"><text:placeholder text:placeholder-type="text">&lt;format_currency(dunning.amount_second_currency, party.lang, dunning.second_currency) if dunning.amount_second_currency else ''&gt;</text:placeholder></text:p>
          </table:table-cell>
          <table:table-cell table:style-name="Dunnings.E3" office:value-type="string">
            <text:p text:style-name="P16"><text:placeholder text:placeholder-type="text">&lt;format_date(dunning.maturity_date, party.lang) if dunning.maturity_date else ''&gt;</text:placeholder></text:p>
          </table:table-cell>
        </table:table-row>
        <table:table-row>
          <table:table-cell table:style-name="Dunnings.A4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placeholder text:placeholder-type="text">&lt;if test="letter.payments"&gt;</text:placeholder></text:p>
      <table:table table:name="Payments" table:style-name="Payments">
        <table:table-column table:style-name="Payments.A"/>
        <table:table-column table:style-name="Payments.B"/>
        <table:table-header-rows>
          <text:soft-page-break/>
          <table:table-row>
            <table:table-cell table:style-name="Payments.A1" table:number-columns-spanned="2" office:value-type="string">
              <text:p text:style-name="P22">Pending Payments Received</text:p>
            </table:table-cell>
            <table:covered-table-cell/>
          </table:table-row>
          <table:table-row>
            <table:table-cell table:style-name="Payments.A2" office:value-type="string">
              <text:p text:style-name="P21">Date</text:p>
            </table:table-cell>
            <table:table-cell table:style-name="Payments.B2" office:value-type="string">
              <text:p text:style-name="P21">Amount</text:p>
            </table:table-cell>
          </table:table-row>
        </table:table-header-rows>
        <table:table-row>
          <table:table-cell table:style-name="Payments.A3" table:number-columns-spanned="2" office:value-type="string">
            <text:p text:style-name="P12"><text:placeholder text:placeholder-type="text">&lt;for each="payment in letter.payments"&gt;</text:placeholder></text:p>
          </table:table-cell>
          <table:covered-table-cell/>
        </table:table-row>
        <table:table-row>
          <table:table-cell table:style-name="Payments.A4" office:value-type="string">
            <text:p text:style-name="P16"><text:placeholder text:placeholder-type="text">&lt;format_date(payment.date, party.lang)&gt;</text:placeholder></text:p>
          </table:table-cell>
          <table:table-cell table:style-name="Payments.B4" office:value-type="string">
            <text:p text:style-name="P15"><text:placeholder text:placeholder-type="text">&lt;format_currency(get_payment_amount(payment), party.lang, get_payment_currency(payment))&gt;</text:placeholder></text:p>
          </table:table-cell>
        </table:table-row>
        <table:table-row>
          <table:table-cell table:style-name="Payments.A5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</table:table>
      <text:p text:style-name="P6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style:font-name="Liberation Sans1" fo:font-size="12pt" officeooo:paragraph-rsid="002b6ba1" style:font-size-asian="12pt" style:font-size-complex="12pt"/>
    </style:style>
    <style:style style:name="MP3" style:family="paragraph" style:parent-style-name="Footer">
      <style:paragraph-properties fo:text-align="center" style:justify-single-word="false"/>
      <style:text-properties style:font-name="Liberation Sans1" officeooo:paragraph-rsid="00282494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1"><text:placeholder text:placeholder-type="text">&lt;/if&gt;</text:placeholder></text:p>
        <text:p text:style-name="MP2"><text:placeholder text:placeholder-type="text">&lt;company.rec_name&gt;</text:placeholder></text:p>
      </style:header>
      <style:footer>
        <text:p text:style-name="MP3"><text:placeholder text:placeholder-type="text">&lt;if test="company.footer"&gt;</text:placeholder></text:p>
        <text:p text:style-name="MP3"><text:placeholder text:placeholder-type="text">&lt;for each="line in company.footer.split('\n')"&gt;</text:placeholder></text:p>
        <text:p text:style-name="MP3"><text:placeholder text:placeholder-type="text">&lt;line&gt;</text:placeholder></text:p>
        <text:p text:style-name="MP3"><text:placeholder text:placeholder-type="text">&lt;/for&gt;</text:placeholder></text:p>
        <text:p text:style-name="MP3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8T15:37:14</meta:creation-date>
    <meta:generator>LibreOffice/5.1.4.2$OpenBSD_X86_64 LibreOffice_project/10m0$Build-2</meta:generator>
    <meta:editing-duration>P0D</meta:editing-duration>
    <meta:editing-cycles>1</meta:editing-cycles>
    <meta:document-statistic meta:table-count="2" meta:image-count="0" meta:object-count="0" meta:page-count="3" meta:paragraph-count="44" meta:word-count="116" meta:character-count="1324" meta:non-whitespace-character-count="1252"/>
  </office:meta>
</office:document-meta>
</file>